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ext-properties fo:font-weight="normal"/>
    </style:style>
    <style:style style:name="ce6" style:family="table-cell" style:parent-style-name="Default">
      <style:text-properties style:use-window-font-color="true" fo:font-weight="bold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ext-properties fo:color="#000000" fo:font-weight="bold"/>
    </style:style>
    <style:style style:name="ce10" style:family="table-cell" style:parent-style-name="Default">
      <style:text-properties fo:color="#ff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number-columns-repeated="3" table:default-cell-style-name="ce7"/>
        <table:table-column table:style-name="co2" table:default-cell-style-name="ce10"/>
        <table:table-row table:style-name="ro1">
          <table:table-cell/>
          <table:table-cell table:style-name="Default" office:value-type="string">
            <text:p>device orgin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>
            <text:p>block</text:p>
          </table:table-cell>
          <table:table-cell table:number-columns-repeated="3"/>
          <table:table-cell table:style-name="Default" office:value-type="string">
            <text:p>diff</text:p>
          </table:table-cell>
          <table:table-cell table:style-name="Default" office:value-type="string">
            <text:p>diff</text:p>
          </table:table-cell>
          <table:table-cell table:style-name="Default" office:value-type="string">
            <text:p>diff</text:p>
          </table:table-cell>
          <table:table-cell office:value-type="string">
            <text:p>block for mean position</text:p>
          </table:table-cell>
        </table:table-row>
        <table:table-row table:style-name="ro1">
          <table:table-cell table:style-name="ce1" office:value-type="string" table:number-columns-spanned="1" table:number-rows-spanned="7">
            <text:p>s0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3" table:style-name="Default" office:value-type="string">
            <text:p>x</text:p>
          </table:table-cell>
          <table:table-cell/>
        </table:table-row>
        <table:table-row table:style-name="ro1">
          <table:covered-table-cell/>
          <table:table-cell table:style-name="Default" office:value-type="float" office:value="2">
            <text:p>2</text:p>
          </table:table-cell>
          <table:table-cell table:number-columns-repeated="3" office:value-type="string">
            <text:p>x</text:p>
          </table:table-cell>
          <table:table-cell table:number-columns-repeated="3" table:style-name="Default" office:value-type="string">
            <text:p>x</text:p>
          </table:table-cell>
          <table:table-cell/>
        </table:table-row>
        <table:table-row table:style-name="ro1">
          <table:covered-table-cell/>
          <table:table-cell table:style-name="Default" office:value-type="float" office:value="3">
            <text:p>3</text:p>
          </table:table-cell>
          <table:table-cell table:number-columns-repeated="3" office:value-type="string">
            <text:p>x</text:p>
          </table:table-cell>
          <table:table-cell table:number-columns-repeated="3" table:style-name="Default" office:value-type="string">
            <text:p>x</text:p>
          </table:table-cell>
          <table:table-cell/>
        </table:table-row>
        <table:table-row table:style-name="ro1">
          <table:covered-table-cell/>
          <table:table-cell table:style-name="Default" office:value-type="float" office:value="4">
            <text:p>4</text:p>
          </table:table-cell>
          <table:table-cell table:number-columns-repeated="3" office:value-type="string">
            <text:p>x</text:p>
          </table:table-cell>
          <table:table-cell table:number-columns-repeated="3" table:style-name="Default" office:value-type="string">
            <text:p>x</text:p>
          </table:table-cell>
          <table:table-cell/>
        </table:table-row>
        <table:table-row table:style-name="ro1">
          <table:covered-table-cell/>
          <table:table-cell table:style-name="ce4" office:value-type="float" office:value="5">
            <text:p>5</text:p>
          </table:table-cell>
          <table:table-cell table:number-columns-repeated="3" office:value-type="string">
            <text:p>x</text:p>
          </table:table-cell>
          <table:table-cell table:number-columns-repeated="3" table:style-name="Default" office:value-type="string">
            <text:p>x</text:p>
          </table:table-cell>
          <table:table-cell/>
        </table:table-row>
        <table:table-row table:style-name="ro1">
          <table:covered-table-cell/>
          <table:table-cell table:style-name="ce4" office:value-type="float" office:value="6">
            <text:p>6</text:p>
          </table:table-cell>
          <table:table-cell table:number-columns-repeated="3" office:value-type="string">
            <text:p>x</text:p>
          </table:table-cell>
          <table:table-cell table:number-columns-repeated="3" table:style-name="Default" office:value-type="string">
            <text:p>x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mean T</text:p>
          </table:table-cell>
          <table:table-cell table:number-columns-repeated="3" office:value-type="string">
            <text:p>x</text:p>
          </table:table-cell>
          <table:table-cell table:number-columns-repeated="3" table:style-name="Default" office:value-type="string">
            <text:p>x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7">
            <text:p>s02</text:p>
          </table:table-cell>
          <table:table-cell office:value-type="float" office:value="1">
            <text:p>1</text:p>
          </table:table-cell>
          <table:table-cell office:value-type="float" office:value="-3.348934">
            <text:p>-3,35</text:p>
          </table:table-cell>
          <table:table-cell office:value-type="float" office:value="-0.619092">
            <text:p>-0,62</text:p>
          </table:table-cell>
          <table:table-cell office:value-type="float" office:value="69.123">
            <text:p>69,12</text:p>
          </table:table-cell>
          <table:table-cell table:formula="oooc:=ABS([.C10]-[.C16])" office:value-type="float" office:value="0.789887">
            <text:p>0,79</text:p>
          </table:table-cell>
          <table:table-cell table:formula="oooc:=ABS([.D10]-[.D16])" office:value-type="float" office:value="2.1357058">
            <text:p>2,14</text:p>
          </table:table-cell>
          <table:table-cell table:formula="oooc:=ABS([.E10]-[.E16])" office:value-type="float" office:value="1.99224199999999">
            <text:p>1,99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-3.519937">
            <text:p>-3,52</text:p>
          </table:table-cell>
          <table:table-cell office:value-type="float" office:value="-1.099369">
            <text:p>-1,1</text:p>
          </table:table-cell>
          <table:table-cell office:value-type="float" office:value="68.709854">
            <text:p>68,71</text:p>
          </table:table-cell>
          <table:table-cell table:formula="oooc:=ABS([.C11]-[.C16])" office:value-type="float" office:value="0.618884">
            <text:p>0,62</text:p>
          </table:table-cell>
          <table:table-cell table:formula="oooc:=ABS([.D11]-[.D16])" office:value-type="float" office:value="2.6159828">
            <text:p>2,62</text:p>
          </table:table-cell>
          <table:table-cell table:formula="oooc:=ABS([.E11]-[.E16])" office:value-type="float" office:value="2.405388">
            <text:p>2,41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-4.3169">
            <text:p>-4,32</text:p>
          </table:table-cell>
          <table:table-cell office:value-type="float" office:value="0.761444">
            <text:p>0,76</text:p>
          </table:table-cell>
          <table:table-cell office:value-type="float" office:value="68.949326">
            <text:p>68,95</text:p>
          </table:table-cell>
          <table:table-cell table:style-name="ce8" table:formula="oooc:=ABS([.C12]-[.C16])" office:value-type="float" office:value="0.178079">
            <text:p>0,18</text:p>
          </table:table-cell>
          <table:table-cell table:formula="oooc:=ABS([.D12]-[.D16])" office:value-type="float" office:value="0.7551698">
            <text:p>0,76</text:p>
          </table:table-cell>
          <table:table-cell table:formula="oooc:=ABS([.E12]-[.E16])" office:value-type="float" office:value="2.165916">
            <text:p>2,17</text:p>
          </table:table-cell>
          <table:table-cell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-4.367044">
            <text:p>-4,37</text:p>
          </table:table-cell>
          <table:table-cell office:value-type="float" office:value="1.434637">
            <text:p>1,43</text:p>
          </table:table-cell>
          <table:table-cell office:value-type="float" office:value="69.122147">
            <text:p>69,12</text:p>
          </table:table-cell>
          <table:table-cell table:formula="oooc:=ABS([.C13]-[.C16])" office:value-type="float" office:value="0.228223">
            <text:p>0,23</text:p>
          </table:table-cell>
          <table:table-cell table:style-name="ce8" table:formula="oooc:=ABS([.D13]-[.D16])" office:value-type="float" office:value="0.0819768000000001">
            <text:p>0,08</text:p>
          </table:table-cell>
          <table:table-cell table:style-name="ce8" table:formula="oooc:=ABS([.E13]-[.E16])" office:value-type="float" office:value="1.993095">
            <text:p>1,99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-5.14129">
            <text:p>-5,14</text:p>
          </table:table-cell>
          <table:table-cell office:value-type="float" office:value="7.105449">
            <text:p>7,11</text:p>
          </table:table-cell>
          <table:table-cell office:value-type="float" office:value="79.671883">
            <text:p>79,67</text:p>
          </table:table-cell>
          <table:table-cell table:formula="oooc:=ABS([.C14]-[.C16])" office:value-type="float" office:value="1.002469">
            <text:p>1</text:p>
          </table:table-cell>
          <table:table-cell table:formula="oooc:=ABS([.D14]-[.D16])" office:value-type="float" office:value="5.5888352">
            <text:p>5,59</text:p>
          </table:table-cell>
          <table:table-cell table:formula="oooc:=ABS([.E14]-[.E16])" office:value-type="float" office:value="8.556641">
            <text:p>8,56</text:p>
          </table:table-cell>
          <table:table-cell/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number-columns-repeated="3" office:value-type="string">
            <text:p>x</text:p>
          </table:table-cell>
          <table:table-cell table:number-columns-repeated="3" table:style-name="ce9" office:value-type="string">
            <text:p>x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mean T</text:p>
          </table:table-cell>
          <table:table-cell table:style-name="ce4" table:formula="oooc:=AVERAGE([.C10:.C15])" office:value-type="float" office:value="-4.138821">
            <text:p>-4,14</text:p>
          </table:table-cell>
          <table:table-cell table:style-name="ce4" table:formula="oooc:=AVERAGE([.D10:.D15])" office:value-type="float" office:value="1.5166138">
            <text:p>1,52</text:p>
          </table:table-cell>
          <table:table-cell table:style-name="ce4" table:formula="oooc:=AVERAGE([.E10:.E15])" office:value-type="float" office:value="71.115242">
            <text:p>71,12</text:p>
          </table:table-cell>
          <table:table-cell table:style-name="ce4" table:formula="oooc:=MIN([.F10:.F14])" office:value-type="float" office:value="0.178079">
            <text:p>0,18</text:p>
          </table:table-cell>
          <table:table-cell table:style-name="ce4" table:formula="oooc:=MIN([.G10:.G14])" office:value-type="float" office:value="0.0819768000000001">
            <text:p>0,08</text:p>
          </table:table-cell>
          <table:table-cell table:style-name="ce4" table:formula="oooc:=MIN([.H10:.H14])" office:value-type="float" office:value="1.99224199999999">
            <text:p>1,99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9">
            <text:p>s03</text:p>
          </table:table-cell>
          <table:table-cell office:value-type="float" office:value="1">
            <text:p>1</text:p>
          </table:table-cell>
          <table:table-cell office:value-type="float" office:value="-2.118738">
            <text:p>-2,12</text:p>
          </table:table-cell>
          <table:table-cell office:value-type="float" office:value="-5.476029">
            <text:p>-5,48</text:p>
          </table:table-cell>
          <table:table-cell office:value-type="float" office:value="55.767361">
            <text:p>55,77</text:p>
          </table:table-cell>
          <table:table-cell table:formula="oooc:=ABS([.C17]-[.C25])" office:value-type="float" office:value="0.34958975">
            <text:p>0,35</text:p>
          </table:table-cell>
          <table:table-cell table:formula="oooc:=ABS([.D17]-[.D25])" office:value-type="float" office:value="2.413702375">
            <text:p>2,41</text:p>
          </table:table-cell>
          <table:table-cell table:formula="oooc:=ABS([.E17]-[.E25])" office:value-type="float" office:value="2.879771875">
            <text:p>2,88</text:p>
          </table:table-cell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-2.38269">
            <text:p>-2,38</text:p>
          </table:table-cell>
          <table:table-cell office:value-type="float" office:value="-3.342277">
            <text:p>-3,34</text:p>
          </table:table-cell>
          <table:table-cell office:value-type="float" office:value="58.091568">
            <text:p>58,09</text:p>
          </table:table-cell>
          <table:table-cell table:formula="oooc:=ABS([.C18]-[.C25])" office:value-type="float" office:value="0.0856377500000001">
            <text:p>0,09</text:p>
          </table:table-cell>
          <table:table-cell table:formula="oooc:=ABS([.D18]-[.D25])" office:value-type="float" office:value="0.279950375">
            <text:p>0,28</text:p>
          </table:table-cell>
          <table:table-cell table:formula="oooc:=ABS([.E18]-[.E25])" office:value-type="float" office:value="0.555564874999995">
            <text:p>0,56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-2.585819">
            <text:p>-2,59</text:p>
          </table:table-cell>
          <table:table-cell office:value-type="float" office:value="-3.036173">
            <text:p>-3,04</text:p>
          </table:table-cell>
          <table:table-cell office:value-type="float" office:value="58.581318">
            <text:p>58,58</text:p>
          </table:table-cell>
          <table:table-cell table:formula="oooc:=ABS([.C19]-[.C25])" office:value-type="float" office:value="0.11749125">
            <text:p>0,12</text:p>
          </table:table-cell>
          <table:table-cell table:style-name="ce8" table:formula="oooc:=ABS([.D19]-[.D25])" office:value-type="float" office:value="0.0261536250000001">
            <text:p>0,03</text:p>
          </table:table-cell>
          <table:table-cell table:style-name="ce8" table:formula="oooc:=ABS([.E19]-[.E25])" office:value-type="float" office:value="0.0658148749999938">
            <text:p>0,07</text:p>
          </table:table-cell>
          <table:table-cell office:value-type="float" office:value="3">
            <text:p>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-2.464637">
            <text:p>-2,46</text:p>
          </table:table-cell>
          <table:table-cell office:value-type="float" office:value="-2.606947">
            <text:p>-2,61</text:p>
          </table:table-cell>
          <table:table-cell office:value-type="float" office:value="59.02766">
            <text:p>59,03</text:p>
          </table:table-cell>
          <table:table-cell table:style-name="ce8" table:formula="oooc:=ABS([.C20]-[.C25])" office:value-type="float" office:value="0.00369075000000008">
            <text:p>0</text:p>
          </table:table-cell>
          <table:table-cell table:formula="oooc:=ABS([.D20]-[.D25])" office:value-type="float" office:value="0.455379625">
            <text:p>0,46</text:p>
          </table:table-cell>
          <table:table-cell table:formula="oooc:=ABS([.E20]-[.E25])" office:value-type="float" office:value="0.380527125">
            <text:p>0,38</text:p>
          </table:table-cell>
          <table:table-cell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-2.344613">
            <text:p>-2,34</text:p>
          </table:table-cell>
          <table:table-cell office:value-type="float" office:value="-2.71557">
            <text:p>-2,72</text:p>
          </table:table-cell>
          <table:table-cell office:value-type="float" office:value="58.987324">
            <text:p>58,99</text:p>
          </table:table-cell>
          <table:table-cell table:formula="oooc:=ABS([.C21]-[.C25])" office:value-type="float" office:value="0.12371475">
            <text:p>0,12</text:p>
          </table:table-cell>
          <table:table-cell table:formula="oooc:=ABS([.D21]-[.D25])" office:value-type="float" office:value="0.346756625">
            <text:p>0,35</text:p>
          </table:table-cell>
          <table:table-cell table:formula="oooc:=ABS([.E21]-[.E25])" office:value-type="float" office:value="0.340191125000004">
            <text:p>0,34</text:p>
          </table:table-cell>
          <table:table-cell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-2.50826">
            <text:p>-2,51</text:p>
          </table:table-cell>
          <table:table-cell office:value-type="float" office:value="-2.784057">
            <text:p>-2,78</text:p>
          </table:table-cell>
          <table:table-cell office:value-type="float" office:value="59.155575">
            <text:p>59,16</text:p>
          </table:table-cell>
          <table:table-cell table:formula="oooc:=ABS([.C22]-[.C25])" office:value-type="float" office:value="0.0399322499999997">
            <text:p>0,04</text:p>
          </table:table-cell>
          <table:table-cell table:formula="oooc:=ABS([.D22]-[.D25])" office:value-type="float" office:value="0.278269625">
            <text:p>0,28</text:p>
          </table:table-cell>
          <table:table-cell table:formula="oooc:=ABS([.E22]-[.E25])" office:value-type="float" office:value="0.508442125000002">
            <text:p>0,51</text:p>
          </table:table-cell>
          <table:table-cell/>
        </table:table-row>
        <table:table-row table:style-name="ro1">
          <table:covered-table-cell/>
          <table:table-cell table:style-name="Default" office:value-type="float" office:value="7">
            <text:p>7</text:p>
          </table:table-cell>
          <table:table-cell office:value-type="float" office:value="-2.695987">
            <text:p>-2,7</text:p>
          </table:table-cell>
          <table:table-cell office:value-type="float" office:value="-2.303518">
            <text:p>-2,3</text:p>
          </table:table-cell>
          <table:table-cell office:value-type="float" office:value="59.78997">
            <text:p>59,79</text:p>
          </table:table-cell>
          <table:table-cell table:formula="oooc:=ABS([.C23]-[.C25])" office:value-type="float" office:value="0.22765925">
            <text:p>0,23</text:p>
          </table:table-cell>
          <table:table-cell table:formula="oooc:=ABS([.D23]-[.D25])" office:value-type="float" office:value="0.758808625">
            <text:p>0,76</text:p>
          </table:table-cell>
          <table:table-cell table:formula="oooc:=ABS([.E23]-[.E25])" office:value-type="float" office:value="1.142837125">
            <text:p>1,14</text:p>
          </table:table-cell>
          <table:table-cell table:style-name="Default"/>
        </table:table-row>
        <table:table-row table:style-name="ro1">
          <table:covered-table-cell table:style-name="ce1"/>
          <table:table-cell office:value-type="float" office:value="8">
            <text:p>8</text:p>
          </table:table-cell>
          <table:table-cell office:value-type="float" office:value="-2.645878">
            <text:p>-2,65</text:p>
          </table:table-cell>
          <table:table-cell office:value-type="float" office:value="-2.234042">
            <text:p>-2,23</text:p>
          </table:table-cell>
          <table:table-cell office:value-type="float" office:value="59.776287">
            <text:p>59,78</text:p>
          </table:table-cell>
          <table:table-cell table:formula="oooc:=ABS([.C24]-[.C25])" office:value-type="float" office:value="0.17755025">
            <text:p>0,18</text:p>
          </table:table-cell>
          <table:table-cell table:formula="oooc:=ABS([.D24]-[.D25])" office:value-type="float" office:value="0.828284625">
            <text:p>0,83</text:p>
          </table:table-cell>
          <table:table-cell table:formula="oooc:=ABS([.E24]-[.E25])" office:value-type="float" office:value="1.12915412500001">
            <text:p>1,13</text:p>
          </table:table-cell>
          <table:table-cell table:style-name="Default"/>
        </table:table-row>
        <table:table-row table:style-name="ro2">
          <table:covered-table-cell/>
          <table:table-cell table:style-name="ce4" office:value-type="string">
            <text:p>mean T</text:p>
          </table:table-cell>
          <table:table-cell table:style-name="ce4" table:formula="oooc:=AVERAGE([.C17:.C24])" office:value-type="float" office:value="-2.46832775">
            <text:p>-2,47</text:p>
          </table:table-cell>
          <table:table-cell table:style-name="ce4" table:formula="oooc:=AVERAGE([.D17:.D24])" office:value-type="float" office:value="-3.062326625">
            <text:p>-3,06</text:p>
          </table:table-cell>
          <table:table-cell table:style-name="ce4" table:formula="oooc:=AVERAGE([.E17:.E24])" office:value-type="float" office:value="58.647132875">
            <text:p>58,65</text:p>
          </table:table-cell>
          <table:table-cell table:style-name="ce4" table:formula="oooc:=MIN([.F17:.F24])" office:value-type="float" office:value="0.00369075000000008">
            <text:p>0</text:p>
          </table:table-cell>
          <table:table-cell table:style-name="ce4" table:formula="oooc:=MIN([.G17:.G24])" office:value-type="float" office:value="0.0261536250000001">
            <text:p>0,03</text:p>
          </table:table-cell>
          <table:table-cell table:style-name="ce4" table:formula="oooc:=MIN([.H17:.H24])" office:value-type="float" office:value="0.0658148749999938">
            <text:p>0,07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6"/>
          <table:table-cell table:style-name="ce8"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2"/>
          <table:table-cell table:style-name="Default"/>
        </table:table-row>
        <table:table-row table:style-name="ro1">
          <table:table-cell/>
          <table:table-cell table:style-name="ce4" table:number-columns-repeated="7"/>
          <table:table-cell table:style-name="Default"/>
        </table:table-row>
        <table:table-row table:style-name="ro1">
          <table:table-cell table:style-name="ce2"/>
          <table:table-cell table:style-name="ce3" table:number-columns-repeated="7"/>
          <table:table-cell table:style-name="Default"/>
        </table:table-row>
        <table:table-row table:style-name="ro1" table:number-rows-repeated="3">
          <table:table-cell table:style-name="ce3" table:number-columns-repeated="8"/>
          <table:table-cell table:style-name="Default"/>
        </table:table-row>
        <table:table-row table:style-name="ro1">
          <table:table-cell table:style-name="ce3"/>
          <table:table-cell table:style-name="ce4"/>
          <table:table-cell table:style-name="ce6" table:number-columns-repeated="6"/>
          <table:table-cell table:style-name="Default"/>
        </table:table-row>
        <table:table-row table:style-name="ro1">
          <table:table-cell table:style-name="ce2"/>
          <table:table-cell table:style-name="ce3" table:number-columns-repeated="7"/>
          <table:table-cell table:style-name="Default"/>
        </table:table-row>
        <table:table-row table:style-name="ro1" table:number-rows-repeated="3">
          <table:table-cell table:style-name="ce3" table:number-columns-repeated="8"/>
          <table:table-cell table:style-name="Default"/>
        </table:table-row>
        <table:table-row table:style-name="ro1">
          <table:table-cell table:style-name="ce3"/>
          <table:table-cell table:style-name="ce4"/>
          <table:table-cell table:style-name="ce6" table:number-columns-repeated="6"/>
          <table:table-cell table:style-name="Default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5">05/08/2009</text:date>, <text:time>10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9-07-17T14:10:58</meta:creation-date>
    <dc:date>2009-08-05T10:43:56</dc:date>
    <dc:language>fr-FR</dc:language>
    <meta:editing-cycles>7</meta:editing-cycles>
    <meta:editing-duration>PT55M36S</meta:editing-duration>
    <meta:user-defined meta:name="Info 1"/>
    <meta:user-defined meta:name="Info 2"/>
    <meta:user-defined meta:name="Info 3"/>
    <meta:user-defined meta:name="Info 4"/>
    <meta:document-statistic meta:table-count="3" meta:cell-count="175"/>
  </office:meta>
</office:document-meta>
</file>